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39000001A3ED961BF9.png"/>
  <manifest:file-entry manifest:media-type="image/png" manifest:full-path="Pictures/100000000000043600000225C81AB59F.png"/>
  <manifest:file-entry manifest:media-type="image/png" manifest:full-path="Pictures/10000000000005E100000427E957B9E5.png"/>
  <manifest:file-entry manifest:media-type="image/png" manifest:full-path="Pictures/1000000000000435000001B6E217DEDC.png"/>
  <manifest:file-entry manifest:media-type="image/png" manifest:full-path="Pictures/100000000000042A000001AF0A2983C4.png"/>
  <manifest:file-entry manifest:media-type="image/png" manifest:full-path="Pictures/10000000000004B0000003E2A4EFF68A.png"/>
  <manifest:file-entry manifest:media-type="image/png" manifest:full-path="Pictures/100000000000042E000001B11732F1A1.png"/>
  <manifest:file-entry manifest:media-type="image/png" manifest:full-path="Pictures/10000000000006030000036EEC36A89B.png"/>
  <manifest:file-entry manifest:media-type="image/png" manifest:full-path="Pictures/100000000000042F000001B6B25F23CE.png"/>
  <manifest:file-entry manifest:media-type="image/png" manifest:full-path="Pictures/1000000000000613000002E3B91B12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fo:min-height="11.414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423cm" fo:margin-bottom="0.211cm" fo:line-height="105%" fo:text-align="center" fo:text-indent="0cm" style:line-break="strict"/>
    </style:style>
    <style:style style:name="P3" style:family="paragraph">
      <style:paragraph-properties fo:text-align="center" style:writing-mode="lr-tb"/>
    </style:style>
    <style:style style:name="T1" style:family="text">
      <style:text-properties fo:color="#000000" style:text-position="0% 100%" fo:font-family="'Gothic L'" style:font-family-generic="roman" style:font-pitch="variable" fo:font-size="24pt" fo:language="en" fo:country="GB" fo:font-weight="bold" style:font-family-asian="'Times New Roman'" style:font-family-generic-asian="roman" style:font-pitch-asian="variable" style:font-size-asian="24pt" style:font-weight-asian="bold" style:font-family-complex="'Times New Roman'" style:font-family-generic-complex="roman" style:font-pitch-complex="variable" style:font-size-complex="24pt" style:font-weight-complex="bold"/>
    </style:style>
    <text:list-style style:name="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8.002cm" svg:height="20.9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6.458cm" svg:height="2.133cm" svg:x="0.437cm" svg:y="0.45cm">
          <text:list text:style-name="L1">
            <text:list-header>
              <text:p text:style-name="P2"><text:span text:style-name="T1">TMR (Triple Module Redundancy) Simulator</text:span><text:span text:style-name="T1"><text:line-break/></text:span><text:span text:style-name="T1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layer="layout" svg:width="18.13cm" svg:height="1.267cm" svg:x="5cm" svg:y="7cm">
          <draw:text-box>
            <text:p>Warnung: Nicht genau was hier implementiert ist!!!</text:p>
          </draw:text-box>
        </draw:frame>
        <presentation:notes draw:style-name="dp2">
          <draw:page-thumbnail draw:layer="layout" svg:width="13.706cm" svg:height="10.279cm" svg:x="3.642cm" svg:y="2.853cm" draw:page-number="1" presentation:class="page"/>
          <draw:frame presentation:style-name="pr1" draw:layer="layout" svg:width="14.508cm" svg:height="11.414cm" svg:x="3.25cm" svg:y="14.129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3" draw:layer="layout" svg:width="27.477cm" svg:height="11.35cm" svg:x="0.19cm" svg:y="2.818cm">
          <draw:image xlink:href="Pictures/100000000000042F000001B6B25F23CE.png" xlink:type="simple" xlink:show="embed" xlink:actuate="onLoad">
            <text:p/>
          </draw:image>
        </draw:frame>
        <presentation:notes draw:style-name="dp2">
          <draw:page-thumbnail draw:layer="layout" svg:width="13.706cm" svg:height="10.279cm" svg:x="3.642cm" svg:y="2.853cm" draw:page-number="2" presentation:class="page"/>
          <draw:frame presentation:style-name="pr1" draw:layer="layout" svg:width="14.508cm" svg:height="11.414cm" svg:x="3.25cm" svg:y="14.129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3" draw:layer="layout" svg:width="27.349cm" svg:height="11.17cm" svg:x="0cm" svg:y="1.936cm">
          <draw:image xlink:href="Pictures/100000000000042A000001AF0A2983C4.png" xlink:type="simple" xlink:show="embed" xlink:actuate="onLoad">
            <text:p/>
          </draw:image>
        </draw:frame>
        <presentation:notes draw:style-name="dp2">
          <draw:page-thumbnail draw:layer="layout" svg:width="13.706cm" svg:height="10.279cm" svg:x="3.642cm" svg:y="2.853cm" draw:page-number="3" presentation:class="page"/>
          <draw:frame presentation:style-name="pr1" draw:layer="layout" svg:width="14.508cm" svg:height="11.414cm" svg:x="3.25cm" svg:y="14.129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3" draw:layer="layout" svg:width="27.737cm" svg:height="10.861cm" svg:x="0cm" svg:y="2.046cm">
          <draw:image xlink:href="Pictures/1000000000000439000001A3ED961BF9.png" xlink:type="simple" xlink:show="embed" xlink:actuate="onLoad">
            <text:p/>
          </draw:image>
        </draw:frame>
        <presentation:notes draw:style-name="dp2">
          <draw:page-thumbnail draw:layer="layout" svg:width="13.706cm" svg:height="10.279cm" svg:x="3.642cm" svg:y="2.853cm" draw:page-number="4" presentation:class="page"/>
          <draw:frame presentation:style-name="pr1" draw:layer="layout" svg:width="14.508cm" svg:height="11.414cm" svg:x="3.25cm" svg:y="14.129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3" draw:layer="layout" svg:width="27.455cm" svg:height="11.222cm" svg:x="0cm" svg:y="2.095cm">
          <draw:image xlink:href="Pictures/100000000000042E000001B11732F1A1.png" xlink:type="simple" xlink:show="embed" xlink:actuate="onLoad">
            <text:p/>
          </draw:image>
        </draw:frame>
        <presentation:notes draw:style-name="dp2">
          <draw:page-thumbnail draw:layer="layout" svg:width="13.706cm" svg:height="10.279cm" svg:x="3.642cm" svg:y="2.853cm" draw:page-number="5" presentation:class="page"/>
          <draw:frame presentation:style-name="pr1" draw:layer="layout" svg:width="14.508cm" svg:height="11.414cm" svg:x="3.25cm" svg:y="14.129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3" draw:layer="layout" svg:width="27.631cm" svg:height="11.351cm" svg:x="0cm" svg:y="3.21cm">
          <draw:image xlink:href="Pictures/1000000000000435000001B6E217DEDC.png" xlink:type="simple" xlink:show="embed" xlink:actuate="onLoad">
            <text:p/>
          </draw:image>
        </draw:frame>
        <presentation:notes draw:style-name="dp2">
          <draw:page-thumbnail draw:layer="layout" svg:width="13.706cm" svg:height="10.279cm" svg:x="3.642cm" svg:y="2.853cm" draw:page-number="6" presentation:class="page"/>
          <draw:frame presentation:style-name="pr1" draw:layer="layout" svg:width="14.508cm" svg:height="11.414cm" svg:x="3.25cm" svg:y="14.129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3" draw:layer="layout" svg:width="27.658cm" svg:height="14.231cm" svg:x="0cm" svg:y="2.328cm">
          <draw:image xlink:href="Pictures/100000000000043600000225C81AB59F.png" xlink:type="simple" xlink:show="embed" xlink:actuate="onLoad">
            <text:p/>
          </draw:image>
        </draw:frame>
        <presentation:notes draw:style-name="dp2">
          <draw:page-thumbnail draw:layer="layout" svg:width="13.706cm" svg:height="10.279cm" svg:x="3.642cm" svg:y="2.853cm" draw:page-number="7" presentation:class="page"/>
          <draw:frame presentation:style-name="pr1" draw:layer="layout" svg:width="14.508cm" svg:height="11.414cm" svg:x="3.25cm" svg:y="14.129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3" draw:layer="layout" svg:width="28.002cm" svg:height="13.44cm" svg:x="0cm" svg:y="2.999cm">
          <draw:image xlink:href="Pictures/1000000000000613000002E3B91B12D6.png" xlink:type="simple" xlink:show="embed" xlink:actuate="onLoad">
            <text:p/>
          </draw:image>
        </draw:frame>
        <presentation:notes draw:style-name="dp2">
          <draw:page-thumbnail draw:layer="layout" svg:width="13.706cm" svg:height="10.279cm" svg:x="3.642cm" svg:y="2.853cm" draw:page-number="8" presentation:class="page"/>
          <draw:frame presentation:style-name="pr1" draw:layer="layout" svg:width="14.508cm" svg:height="11.414cm" svg:x="3.25cm" svg:y="14.129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3" draw:layer="layout" svg:width="28.002cm" svg:height="19.976cm" svg:x="0cm" svg:y="0cm">
          <draw:image xlink:href="Pictures/10000000000005E100000427E957B9E5.png" xlink:type="simple" xlink:show="embed" xlink:actuate="onLoad">
            <text:p/>
          </draw:image>
        </draw:frame>
        <presentation:notes draw:style-name="dp2">
          <draw:page-thumbnail draw:layer="layout" svg:width="13.706cm" svg:height="10.279cm" svg:x="3.642cm" svg:y="2.853cm" draw:page-number="9" presentation:class="page"/>
          <draw:frame presentation:style-name="pr1" draw:layer="layout" svg:width="14.508cm" svg:height="11.414cm" svg:x="3.25cm" svg:y="14.129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4" draw:text-style-name="P3" draw:layer="layout" svg:width="28.002cm" svg:height="16.135cm" svg:x="0cm" svg:y="1.861cm">
          <draw:image xlink:href="Pictures/10000000000006030000036EEC36A89B.png" xlink:type="simple" xlink:show="embed" xlink:actuate="onLoad">
            <text:p/>
          </draw:image>
        </draw:frame>
        <presentation:notes draw:style-name="dp2">
          <draw:page-thumbnail draw:layer="layout" svg:width="13.706cm" svg:height="10.279cm" svg:x="3.642cm" svg:y="2.853cm" draw:page-number="10" presentation:class="page"/>
          <draw:frame presentation:style-name="pr1" draw:layer="layout" svg:width="14.508cm" svg:height="11.414cm" svg:x="3.25cm" svg:y="14.129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4" draw:text-style-name="P3" draw:layer="layout" svg:width="25.095cm" svg:height="20.999cm" svg:x="1.61cm" svg:y="-0.132cm">
          <draw:image xlink:href="Pictures/10000000000004B0000003E2A4EFF68A.png" xlink:type="simple" xlink:show="embed" xlink:actuate="onLoad">
            <text:p/>
          </draw:image>
        </draw:frame>
        <presentation:notes draw:style-name="dp2">
          <draw:page-thumbnail draw:layer="layout" svg:width="13.706cm" svg:height="10.279cm" svg:x="3.642cm" svg:y="2.853cm" draw:page-number="11" presentation:class="page"/>
          <draw:frame presentation:style-name="pr1" draw:layer="layout" svg:width="14.508cm" svg:height="11.414cm" svg:x="3.25cm" svg:y="14.1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roid Sans Fallback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291cm" text:min-label-width="0.89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59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5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5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5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5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5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5.393cm" text:min-label-width="0.595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393cm" text:min-label-width="0.595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.493cm" fo:line-height="93%" fo:text-align="start" fo:text-indent="0cm" style:punctuation-wrap="simple" style:line-break="strict" style:writing-mode="lr-tb" style:font-independent-line-spacing="true">
        <style:tab-stops>
          <style:tab-stop style:position="0.057cm"/>
          <style:tab-stop style:position="1.305cm"/>
          <style:tab-stop style:position="2.553cm"/>
          <style:tab-stop style:position="3.801cm"/>
          <style:tab-stop style:position="5.049cm"/>
          <style:tab-stop style:position="6.297cm"/>
          <style:tab-stop style:position="7.545cm"/>
          <style:tab-stop style:position="8.792cm"/>
          <style:tab-stop style:position="10.04cm"/>
          <style:tab-stop style:position="11.288cm"/>
          <style:tab-stop style:position="12.536cm"/>
          <style:tab-stop style:position="13.784cm"/>
          <style:tab-stop style:position="15.032cm"/>
          <style:tab-stop style:position="16.28cm"/>
          <style:tab-stop style:position="17.528cm"/>
          <style:tab-stop style:position="18.776cm"/>
          <style:tab-stop style:position="20.024cm"/>
          <style:tab-stop style:position="21.272cm"/>
          <style:tab-stop style:position="22.52cm"/>
          <style:tab-stop style:position="23.768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HG Mincho Light J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●">
            <style:list-level-properties text:space-before="5.393cm" text:min-label-width="0.595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59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5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5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5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5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5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5.393cm" text:min-label-width="0.595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393cm" text:min-label-width="0.595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.392cm" fo:line-height="93%" fo:text-align="start" fo:text-indent="0cm" style:punctuation-wrap="simple" style:line-break="strict" style:writing-mode="lr-tb" style:font-independent-line-spacing="true">
        <style:tab-stops>
          <style:tab-stop style:position="0.105cm"/>
          <style:tab-stop style:position="1.353cm"/>
          <style:tab-stop style:position="2.601cm"/>
          <style:tab-stop style:position="3.849cm"/>
          <style:tab-stop style:position="5.097cm"/>
          <style:tab-stop style:position="6.345cm"/>
          <style:tab-stop style:position="7.593cm"/>
          <style:tab-stop style:position="8.841cm"/>
          <style:tab-stop style:position="10.089cm"/>
          <style:tab-stop style:position="11.337cm"/>
          <style:tab-stop style:position="12.585cm"/>
          <style:tab-stop style:position="13.833cm"/>
          <style:tab-stop style:position="15.081cm"/>
          <style:tab-stop style:position="16.329cm"/>
          <style:tab-stop style:position="17.577cm"/>
          <style:tab-stop style:position="18.825cm"/>
          <style:tab-stop style:position="20.073cm"/>
          <style:tab-stop style:position="21.321cm"/>
          <style:tab-stop style:position="22.568cm"/>
          <style:tab-stop style:position="23.81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HG Mincho Light J'" style:font-pitch-asian="variable" style:font-size-asian="28pt" style:font-style-asian="normal" style:font-weight-asian="normal" style:font-family-complex="'HG Mincho Light J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5cm" fo:line-height="93%" fo:text-align="start" fo:text-indent="0cm" style:punctuation-wrap="simple" style:line-break="strict" style:writing-mode="lr-tb" style:font-independent-line-spacing="true">
        <style:tab-stops>
          <style:tab-stop style:position="0.154cm"/>
          <style:tab-stop style:position="1.402cm"/>
          <style:tab-stop style:position="2.65cm"/>
          <style:tab-stop style:position="3.898cm"/>
          <style:tab-stop style:position="5.146cm"/>
          <style:tab-stop style:position="6.394cm"/>
          <style:tab-stop style:position="7.642cm"/>
          <style:tab-stop style:position="8.89cm"/>
          <style:tab-stop style:position="10.137cm"/>
          <style:tab-stop style:position="11.385cm"/>
          <style:tab-stop style:position="12.633cm"/>
          <style:tab-stop style:position="13.881cm"/>
          <style:tab-stop style:position="15.129cm"/>
          <style:tab-stop style:position="16.377cm"/>
          <style:tab-stop style:position="17.625cm"/>
          <style:tab-stop style:position="18.873cm"/>
          <style:tab-stop style:position="20.121cm"/>
          <style:tab-stop style:position="21.369cm"/>
          <style:tab-stop style:position="22.617cm"/>
          <style:tab-stop style:position="23.8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194cm" fo:line-height="93%" fo:text-align="start" fo:text-indent="0cm" style:punctuation-wrap="simple" style:line-break="strict" style:writing-mode="lr-tb" style:font-independent-line-spacing="true">
        <style:tab-stops>
          <style:tab-stop style:position="0.202cm"/>
          <style:tab-stop style:position="1.45cm"/>
          <style:tab-stop style:position="2.698cm"/>
          <style:tab-stop style:position="3.946cm"/>
          <style:tab-stop style:position="5.194cm"/>
          <style:tab-stop style:position="6.442cm"/>
          <style:tab-stop style:position="7.69cm"/>
          <style:tab-stop style:position="8.938cm"/>
          <style:tab-stop style:position="10.186cm"/>
          <style:tab-stop style:position="11.434cm"/>
          <style:tab-stop style:position="12.682cm"/>
          <style:tab-stop style:position="13.93cm"/>
          <style:tab-stop style:position="15.178cm"/>
          <style:tab-stop style:position="16.426cm"/>
          <style:tab-stop style:position="17.674cm"/>
          <style:tab-stop style:position="18.922cm"/>
          <style:tab-stop style:position="20.17cm"/>
          <style:tab-stop style:position="21.418cm"/>
          <style:tab-stop style:position="22.665cm"/>
          <style:tab-stop style:position="23.91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HG Mincho Light J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092cm" fo:line-height="93%" fo:text-align="start" fo:text-indent="0cm" style:punctuation-wrap="simple" style:line-break="strict" style:writing-mode="lr-tb" style:font-independent-line-spacing="true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HG Mincho Light J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092cm" fo:line-height="93%" fo:text-align="start" fo:text-indent="0cm" style:punctuation-wrap="simple" style:line-break="strict" style:writing-mode="lr-tb" style:font-independent-line-spacing="true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HG Mincho Light J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092cm" fo:line-height="93%" fo:text-align="start" fo:text-indent="0cm" style:punctuation-wrap="simple" style:line-break="strict" style:writing-mode="lr-tb" style:font-independent-line-spacing="true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HG Mincho Light J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092cm" fo:line-height="93%" fo:text-align="start" fo:text-indent="0cm" style:punctuation-wrap="simple" style:line-break="strict" style:writing-mode="lr-tb" style:font-independent-line-spacing="true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HG Mincho Light J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092cm" fo:line-height="93%" fo:text-align="start" fo:text-indent="0cm" style:punctuation-wrap="simple" style:line-break="strict" style:writing-mode="lr-tb" style:font-independent-line-spacing="true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HG Mincho Light J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HG Mincho Light J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45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HG Mincho Light J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4cm" svg:height="6.745cm" svg:x="1cm" svg:y="2.9cm"/>
      <draw:page-thumbnail draw:layer="backgroundobjects" svg:width="8.994cm" svg:height="6.745cm" svg:x="1cm" svg:y="11.476cm"/>
      <draw:page-thumbnail draw:layer="backgroundobjects" svg:width="8.994cm" svg:height="6.745cm" svg:x="1cm" svg:y="20.052cm"/>
      <draw:page-thumbnail draw:layer="backgroundobjects" svg:width="8.994cm" svg:height="6.745cm" svg:x="10.995cm" svg:y="2.9cm"/>
      <draw:page-thumbnail draw:layer="backgroundobjects" svg:width="8.994cm" svg:height="6.745cm" svg:x="10.995cm" svg:y="11.476cm"/>
      <draw:page-thumbnail draw:layer="backgroundobjects" svg:width="8.994cm" svg:height="6.745cm" svg:x="10.995cm" svg:y="20.052cm"/>
      <draw:frame draw:style-name="Mgr1" draw:text-style-name="MP1" draw:layer="backgroundobjects" svg:width="9.108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08cm" svg:height="1.484cm" svg:x="11.881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08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08cm" svg:height="1.484cm" svg:x="11.881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rect draw:style-name="Mgr3" draw:text-style-name="MP3" draw:layer="backgroundobjects" svg:width="20.99cm" svg:height="29.7cm" svg:x="0cm" svg:y="0cm">
          <text:p/>
        </draw:rect>
        <draw:custom-shape draw:style-name="Mgr4" draw:text-style-name="MP4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706cm" svg:height="10.28cm" svg:x="3.642cm" svg:y="2.852cm" presentation:class="page"/>
        <draw:frame presentation:style-name="Default-notes" draw:layer="backgroundobjects" svg:width="14.508cm" svg:height="11.413cm" svg:x="3.25cm" svg:y="14.129cm" presentation:class="notes" presentation:placeholder="true">
          <draw:text-box/>
        </draw:frame>
        <draw:page-thumbnail presentation:style-name="Default-title" draw:layer="backgroundobjects" svg:width="14.848cm" svg:height="11.135cm" svg:x="3.07cm" svg:y="2.257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1-28T12:38:28</dc:date>
    <meta:document-statistic meta:object-count="51"/>
    <meta:generator>LibreOffice/3.3$Linux LibreOffice_project/330m19$Build-301</meta:generator>
  </office:meta>
</office:document-meta>
</file>